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8cm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1.2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0.6cm" fo:min-width="0.42cm"/>
    </style:style>
    <style:style style:name="gr5" style:family="graphic" style:parent-style-name="standard">
      <style:graphic-properties draw:fill-color="#bbe33d" draw:textarea-horizontal-align="justify" draw:textarea-vertical-align="middle" draw:auto-grow-height="false" fo:min-height="0.6cm" fo:min-width="0.42cm"/>
    </style:style>
    <style:style style:name="gr6" style:family="graphic" style:parent-style-name="standard">
      <style:graphic-properties draw:textarea-horizontal-align="justify" draw:textarea-vertical-align="middle" draw:auto-grow-height="false" fo:min-height="0.6cm" fo:min-width="0.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0.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-color="#bbe33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3.3cm" svg:height="1.7cm" svg:x="9cm" svg:y="9cm">
          <text:p text:style-name="P1">lib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3.3cm" svg:height="1.7cm" svg:x="2cm" svg:y="19.7cm">
          <text:p text:style-name="P1">soci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3.5cm" svg:height="1.8cm" svg:x="9.7cm" svg:y="15.2cm">
          <text:p text:style-name="P1">prestar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5" draw:id="id5" draw:layer="layout" svg:width="3.3cm" svg:height="1.7cm" svg:x="15cm" svg:y="13.3cm">
          <text:p text:style-name="P1">volumen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5cm" svg:height="1.8cm" svg:x="14.8cm" svg:y="8.8cm">
          <text:p text:style-name="P1">tien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9.3cm" svg:y1="20.7cm" svg:x2="3.65cm" svg:y2="19.7cm" draw:start-shape="id1" draw:start-glue-point="4" draw:end-shape="id2" draw:end-glue-point="0" svg:d="M9300 20700v-1501h-5650v501" svg:viewBox="0 0 5651 1502">
          <text:p/>
        </draw:connector>
        <draw:connector draw:style-name="gr3" draw:text-style-name="P1" draw:layer="layout" svg:x1="12.3cm" svg:y1="9.85cm" svg:x2="15.675cm" svg:y2="9.7cm" draw:start-shape="id3" draw:start-glue-point="1" draw:end-shape="id4" draw:end-glue-point="5" svg:d="M12300 9850h1250v-150h2125" svg:viewBox="0 0 3376 151">
          <text:p/>
        </draw:connector>
        <draw:connector draw:style-name="gr3" draw:text-style-name="P1" draw:layer="layout" svg:x1="16.55cm" svg:y1="10.6cm" svg:x2="16.65cm" svg:y2="13.3cm" draw:start-shape="id4" draw:start-glue-point="7" draw:end-shape="id5" draw:end-glue-point="0" svg:d="M16550 10600v1350h100v1350" svg:viewBox="0 0 101 2701">
          <text:p/>
        </draw:connector>
        <draw:custom-shape draw:style-name="gr1" draw:text-style-name="P1" xml:id="id7" draw:id="id7" draw:layer="layout" svg:width="3.3cm" svg:height="1.7cm" svg:x="12.7cm" svg:y="23.1cm">
          <text:p text:style-name="P1">prestamo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45cm" svg:y1="17cm" svg:x2="14.35cm" svg:y2="23.1cm" draw:start-shape="id6" draw:start-glue-point="7" draw:end-shape="id7" draw:end-glue-point="0" svg:d="M11450 17000v3050h2900v3050" svg:viewBox="0 0 2901 6101">
          <text:p/>
        </draw:connector>
        <draw:custom-shape draw:style-name="gr4" draw:text-style-name="P2" xml:id="id8" draw:id="id8" draw:layer="layout" svg:width="1.3cm" svg:height="1.2cm" svg:x="2.4cm" svg:y="24.1cm">
          <text:p text:style-name="P1">cod so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1.3cm" svg:height="1.2cm" svg:x="3.2cm" svg:y="22.3cm">
          <text:p text:style-name="P1">dn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1.3cm" svg:height="1.2cm" svg:x="5.5cm" svg:y="24.1cm">
          <text:p text:style-name="P1">direcc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0" draw:id="id10" draw:layer="layout" svg:width="1.3cm" svg:height="1.2cm" svg:x="5cm" svg:y="22.2cm">
          <text:p text:style-name="P1">tl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2" draw:id="id12" draw:layer="layout" svg:width="1.3cm" svg:height="1.2cm" svg:x="1.5cm" svg:y="22.4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5cm" svg:y1="24.1cm" svg:x2="3.65cm" svg:y2="21.4cm" draw:start-shape="id8" draw:start-glue-point="4" draw:end-shape="id2" draw:end-glue-point="2" svg:d="M3050 24100v-1350h600v-1350" svg:viewBox="0 0 601 2701">
          <text:p/>
        </draw:connector>
        <draw:connector draw:style-name="gr3" draw:text-style-name="P1" draw:layer="layout" svg:x1="6.15cm" svg:y1="24.1cm" svg:x2="3.65cm" svg:y2="21.4cm" draw:start-shape="id9" draw:start-glue-point="4" draw:end-shape="id2" draw:end-glue-point="2" svg:d="M6150 24100v-1350h-2500v-1350" svg:viewBox="0 0 2501 2701">
          <text:p/>
        </draw:connector>
        <draw:connector draw:style-name="gr3" draw:text-style-name="P1" draw:layer="layout" svg:x1="5.65cm" svg:y1="22.2cm" svg:x2="3.65cm" svg:y2="21.4cm" draw:start-shape="id10" draw:start-glue-point="4" draw:end-shape="id2" draw:end-glue-point="2" svg:d="M5650 22200v-400h-2000v-400" svg:viewBox="0 0 2001 801">
          <text:p/>
        </draw:connector>
        <draw:connector draw:style-name="gr3" draw:text-style-name="P1" draw:layer="layout" svg:x1="3.85cm" svg:y1="22.3cm" svg:x2="3.65cm" svg:y2="21.4cm" draw:start-shape="id11" draw:start-glue-point="4" draw:end-shape="id2" draw:end-glue-point="2" svg:d="M3850 22300v-450h-200v-450" svg:viewBox="0 0 201 901">
          <text:p/>
        </draw:connector>
        <draw:connector draw:style-name="gr3" draw:text-style-name="P1" draw:layer="layout" svg:x1="2.15cm" svg:y1="22.4cm" svg:x2="3.65cm" svg:y2="21.4cm" draw:start-shape="id12" draw:start-glue-point="4" draw:end-shape="id2" draw:end-glue-point="2" svg:d="M2150 22400v-500h1500v-500" svg:viewBox="0 0 1501 1001">
          <text:p/>
        </draw:connector>
        <draw:custom-shape draw:style-name="gr6" draw:text-style-name="P1" xml:id="id17" draw:id="id17" draw:layer="layout" svg:width="1.3cm" svg:height="1.2cm" svg:x="12.8cm" svg:y="5.4cm">
          <text:p text:style-name="P1">titul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6" draw:id="id16" draw:layer="layout" svg:width="1.3cm" svg:height="1.2cm" svg:x="10.779cm" svg:y="5.6cm">
          <text:p text:style-name="P1">editor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5" draw:id="id15" draw:layer="layout" svg:width="1.3cm" svg:height="1.2cm" svg:x="8.2cm" svg:y="5.5cm">
          <text:p text:style-name="P1">Escrito.f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8" draw:id="id18" draw:layer="layout" svg:width="1.3cm" svg:height="1.2cm" svg:x="9.5cm" svg:y="4.2cm">
          <text:p text:style-name="P1">au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4" draw:id="id14" draw:layer="layout" svg:width="1.3cm" svg:height="1.2cm" svg:x="11.8cm" svg:y="4.1cm">
          <text:p text:style-name="P1">Edito.f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1.3cm" svg:height="1.2cm" svg:x="10.5cm" svg:y="2.9cm">
          <text:p text:style-name="P1">editori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8cm" svg:y1="3.5cm" svg:x2="12.45cm" svg:y2="4.1cm" draw:start-shape="id13" draw:start-glue-point="10" draw:end-shape="id14" draw:end-glue-point="4" svg:d="M11800 3500h650v600" svg:viewBox="0 0 651 601">
          <text:p/>
        </draw:connector>
        <draw:connector draw:style-name="gr3" draw:text-style-name="P1" draw:layer="layout" svg:x1="8.85cm" svg:y1="6.7cm" svg:x2="10.65cm" svg:y2="9cm" draw:start-shape="id15" draw:start-glue-point="8" draw:end-shape="id3" draw:end-glue-point="0" svg:d="M8850 6700v1150h1800v1150" svg:viewBox="0 0 1801 2301">
          <text:p/>
        </draw:connector>
        <draw:connector draw:style-name="gr3" draw:text-style-name="P1" draw:layer="layout" svg:x1="11.429cm" svg:y1="6.8cm" svg:x2="10.65cm" svg:y2="9cm" draw:start-shape="id16" draw:start-glue-point="8" draw:end-shape="id3" draw:end-glue-point="0" svg:d="M11429 6800v1100h-779v1100" svg:viewBox="0 0 780 2201">
          <text:p/>
        </draw:connector>
        <draw:connector draw:style-name="gr3" draw:text-style-name="P1" draw:layer="layout" svg:x1="13.45cm" svg:y1="6.6cm" svg:x2="10.65cm" svg:y2="9cm" draw:start-shape="id17" draw:start-glue-point="8" draw:end-shape="id3" draw:end-glue-point="0" svg:d="M13450 6600v1200h-2800v1200" svg:viewBox="0 0 2801 2401">
          <text:p/>
        </draw:connector>
        <draw:connector draw:style-name="gr3" draw:text-style-name="P1" draw:layer="layout" svg:x1="12.45cm" svg:y1="5.3cm" svg:x2="10.65cm" svg:y2="9cm" draw:start-shape="id14" draw:start-glue-point="8" draw:end-shape="id3" draw:end-glue-point="0" svg:d="M12450 5300v1850h-1800v1850" svg:viewBox="0 0 1801 3701">
          <text:p/>
        </draw:connector>
        <draw:connector draw:style-name="gr3" draw:text-style-name="P1" draw:layer="layout" svg:x1="10.15cm" svg:y1="5.4cm" svg:x2="10.65cm" svg:y2="9cm" draw:start-shape="id18" draw:start-glue-point="8" draw:end-shape="id3" draw:end-glue-point="0" svg:d="M10150 5400v1800h500v1800" svg:viewBox="0 0 501 3601">
          <text:p/>
        </draw:connector>
        <draw:custom-shape draw:style-name="gr6" draw:text-style-name="P1" xml:id="id19" draw:id="id19" draw:layer="layout" svg:width="1.3cm" svg:height="1.2cm" svg:x="17.7cm" svg:y="17.2cm">
          <text:p text:style-name="P1">deterior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65cm" svg:y1="15cm" svg:x2="18.35cm" svg:y2="17.2cm" draw:start-shape="id5" draw:end-shape="id19" draw:end-glue-point="4" svg:d="M16650 15000v1100h1700v1100" svg:viewBox="0 0 1701 2201">
          <text:p/>
        </draw:connector>
        <draw:connector draw:style-name="gr3" draw:text-style-name="P1" draw:layer="layout" svg:x1="15cm" svg:y1="14.15cm" svg:x2="12.325cm" svg:y2="16.1cm" draw:start-shape="id5" draw:start-glue-point="3" draw:end-shape="id6" draw:end-glue-point="9" svg:d="M15000 14150h-899v1950h-1776" svg:viewBox="0 0 2676 1951">
          <text:p/>
        </draw:connector>
        <draw:custom-shape draw:style-name="gr6" draw:text-style-name="P1" xml:id="id20" draw:id="id20" draw:layer="layout" svg:width="1.3cm" svg:height="1.2cm" svg:x="11.2cm" svg:y="26.1cm">
          <text:p text:style-name="P1">fh_inici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1" draw:id="id21" draw:layer="layout" svg:width="1.3cm" svg:height="1.2cm" svg:x="14.2cm" svg:y="26.1cm">
          <text:p text:style-name="P1">fh_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2" draw:id="id22" draw:layer="layout" svg:width="1.3cm" svg:height="1.2cm" svg:x="17.8cm" svg:y="26cm">
          <text:p text:style-name="P1">fh_etregad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85cm" svg:y1="26.1cm" svg:x2="14.35cm" svg:y2="24.8cm" draw:start-shape="id20" draw:start-glue-point="4" draw:end-shape="id7" draw:end-glue-point="2" svg:d="M11850 26100v-650h2500v-650" svg:viewBox="0 0 2501 1301">
          <text:p/>
        </draw:connector>
        <draw:connector draw:style-name="gr3" draw:text-style-name="P1" draw:layer="layout" svg:x1="14.85cm" svg:y1="26.1cm" svg:x2="14.35cm" svg:y2="24.8cm" draw:start-shape="id21" draw:start-glue-point="4" draw:end-shape="id7" draw:end-glue-point="2" svg:d="M14850 26100v-650h-500v-650" svg:viewBox="0 0 501 1301">
          <text:p/>
        </draw:connector>
        <draw:connector draw:style-name="gr3" draw:text-style-name="P1" draw:layer="layout" svg:x1="18.45cm" svg:y1="26cm" svg:x2="14.35cm" svg:y2="24.8cm" draw:start-shape="id22" draw:start-glue-point="4" draw:end-shape="id7" draw:end-glue-point="2" svg:d="M18450 26000v-600h-4100v-600" svg:viewBox="0 0 4101 1201">
          <text:p/>
        </draw:connector>
        <draw:custom-shape draw:style-name="gr4" draw:text-style-name="P2" xml:id="id23" draw:id="id23" draw:layer="layout" svg:width="1.3cm" svg:height="1.2cm" svg:x="12.6cm" svg:y="27.4cm">
          <text:p text:style-name="P1">id_prestam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25cm" svg:y1="27.4cm" svg:x2="14.35cm" svg:y2="24.8cm" draw:start-shape="id23" draw:start-glue-point="4" draw:end-shape="id7" draw:end-glue-point="2" svg:d="M13250 27400v-1300h1100v-1300" svg:viewBox="0 0 1101 2601">
          <text:p/>
        </draw:connector>
        <draw:custom-shape draw:style-name="gr4" draw:text-style-name="P2" xml:id="id24" draw:id="id24" draw:layer="layout" svg:width="1.3cm" svg:height="1.2cm" svg:x="14.2cm" svg:y="17.2cm">
          <text:p text:style-name="P1">id_volum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85cm" svg:y1="17.2cm" svg:x2="16.65cm" svg:y2="15cm" draw:start-shape="id24" draw:start-glue-point="4" draw:end-shape="id5" draw:end-glue-point="2" svg:d="M14850 17200v-1100h1800v-1100" svg:viewBox="0 0 1801 2201">
          <text:p/>
        </draw:connector>
        <draw:custom-shape draw:style-name="gr1" draw:text-style-name="P1" xml:id="id26" draw:id="id26" draw:layer="layout" svg:width="3.3cm" svg:height="1.7cm" svg:x="1.7cm" svg:y="4.9cm">
          <text:p text:style-name="P1">au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8" draw:id="id28" draw:layer="layout" svg:width="3.5cm" svg:height="1.8cm" svg:x="2cm" svg:y="8.7cm">
          <text:p text:style-name="P1">escribir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25" draw:id="id25" draw:layer="layout" svg:width="1.3cm" svg:height="1.2cm" svg:x="1.3cm" svg:y="2cm">
          <text:p text:style-name="P1">id_au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7" draw:id="id27" draw:layer="layout" svg:width="1.3cm" svg:height="1.2cm" svg:x="4.7cm" svg:y="2.1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95cm" svg:y1="3.2cm" svg:x2="3.35cm" svg:y2="4.9cm" draw:start-shape="id25" draw:start-glue-point="8" draw:end-shape="id26" draw:end-glue-point="0" svg:d="M1950 3200v850h1400v850" svg:viewBox="0 0 1401 1701">
          <text:p/>
        </draw:connector>
        <draw:connector draw:style-name="gr3" draw:text-style-name="P1" draw:layer="layout" svg:x1="5.35cm" svg:y1="3.3cm" svg:x2="3.35cm" svg:y2="4.9cm" draw:start-shape="id27" draw:start-glue-point="8" draw:end-shape="id26" draw:end-glue-point="0" svg:d="M5350 3300v800h-2000v800" svg:viewBox="0 0 2001 1601">
          <text:p/>
        </draw:connector>
        <draw:connector draw:style-name="gr3" draw:text-style-name="P1" draw:layer="layout" svg:x1="3.35cm" svg:y1="6.6cm" svg:x2="3.75cm" svg:y2="8.7cm" draw:start-shape="id26" draw:start-glue-point="2" draw:end-shape="id28" draw:end-glue-point="4" svg:d="M3350 6600v1050h400v1050" svg:viewBox="0 0 401 2101">
          <text:p/>
        </draw:connector>
        <draw:connector draw:style-name="gr3" draw:text-style-name="P1" draw:layer="layout" svg:x1="4.625cm" svg:y1="9.6cm" svg:x2="9cm" svg:y2="9.85cm" draw:start-shape="id28" draw:start-glue-point="9" draw:end-shape="id3" draw:end-glue-point="3" svg:d="M4625 9600h2626v250h1749" svg:viewBox="0 0 4376 251">
          <text:p/>
        </draw:connector>
        <draw:custom-shape draw:style-name="gr4" draw:text-style-name="P2" xml:id="id29" draw:id="id29" draw:layer="layout" svg:width="1.3cm" svg:height="1.2cm" svg:x="13.2cm" svg:y="2.5cm">
          <text:p text:style-name="P1">ISB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85cm" svg:y1="3.7cm" svg:x2="10.65cm" svg:y2="9cm" draw:start-shape="id29" draw:start-glue-point="8" draw:end-shape="id3" draw:end-glue-point="0" svg:d="M13850 3700v2650h-3200v2650" svg:viewBox="0 0 3201 5301">
          <text:p/>
        </draw:connector>
        <draw:frame draw:style-name="gr7" draw:text-style-name="P4" draw:layer="layout" svg:width="2.206cm" svg:height="0.962cm" svg:x="7.494cm" svg:y="8.9cm">
          <draw:text-box>
            <text:p>(1,n)</text:p>
          </draw:text-box>
        </draw:frame>
        <draw:frame draw:style-name="gr8" draw:text-style-name="P4" draw:layer="layout" svg:width="1.984cm" svg:height="0.962cm" svg:x="3.7cm" svg:y="6.8cm">
          <draw:text-box>
            <text:p>(1,m)</text:p>
          </draw:text-box>
        </draw:frame>
        <draw:frame draw:style-name="gr9" draw:text-style-name="P4" draw:layer="layout" svg:width="1.666cm" svg:height="0.962cm" svg:x="3.3cm" svg:y="8.1cm">
          <draw:text-box>
            <text:p>N:m</text:p>
          </draw:text-box>
        </draw:frame>
        <draw:frame draw:style-name="gr10" draw:text-style-name="P4" draw:layer="layout" svg:width="1.806cm" svg:height="0.962cm" svg:x="16.8cm" svg:y="12.6cm">
          <draw:text-box>
            <text:p>(0,n)</text:p>
          </draw:text-box>
        </draw:frame>
        <draw:frame draw:style-name="gr10" draw:text-style-name="P4" draw:layer="layout" svg:width="1.806cm" svg:height="0.962cm" svg:x="12.5cm" svg:y="10cm">
          <draw:text-box>
            <text:p>(1,1)</text:p>
          </draw:text-box>
        </draw:frame>
        <draw:frame draw:style-name="gr10" draw:text-style-name="P4" draw:layer="layout" svg:width="1.806cm" svg:height="0.962cm" svg:x="16.1cm" svg:y="8.1cm">
          <draw:text-box>
            <text:p>(1:n)</text:p>
          </draw:text-box>
        </draw:frame>
        <draw:frame draw:style-name="gr11" draw:text-style-name="P4" draw:layer="layout" svg:width="0.502cm" svg:height="1.187cm" svg:x="13.1cm" svg:y="13.6cm">
          <draw:text-box>
            <text:p/>
          </draw:text-box>
        </draw:frame>
        <draw:custom-shape draw:style-name="gr12" draw:text-style-name="P1" xml:id="id1" draw:id="id1" draw:layer="layout" svg:width="2.2cm" svg:height="2.2cm" svg:x="8.2cm" svg:y="20.7cm">
          <text:p text:style-name="P1">ten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4cm" svg:y1="21.8cm" svg:x2="12.7cm" svg:y2="23.95cm" draw:start-shape="id1" draw:start-glue-point="7" draw:end-shape="id7" draw:end-glue-point="3" svg:d="M10400 21800h1151v2150h1149" svg:viewBox="0 0 2301 2151">
          <text:p/>
        </draw:connector>
        <draw:frame draw:style-name="gr13" draw:text-style-name="P4" draw:layer="layout" svg:width="1.806cm" svg:height="0.962cm" svg:x="11.6cm" svg:y="23.3cm">
          <draw:text-box>
            <text:p>(0,n)</text:p>
          </draw:text-box>
        </draw:frame>
        <draw:frame draw:style-name="gr13" draw:text-style-name="P4" draw:layer="layout" svg:width="1.806cm" svg:height="0.962cm" svg:x="1.8cm" svg:y="18.9cm">
          <draw:text-box>
            <text:p>(0,1)</text:p>
          </draw:text-box>
        </draw:frame>
        <draw:frame draw:style-name="gr13" draw:text-style-name="P4" draw:layer="layout" svg:width="1.806cm" svg:height="0.962cm" svg:x="8.8cm" svg:y="20.1cm">
          <draw:text-box>
            <text:p>(1:n)</text:p>
          </draw:text-box>
        </draw:frame>
        <draw:frame draw:style-name="gr13" draw:text-style-name="P4" draw:layer="layout" svg:width="1.806cm" svg:height="0.962cm" svg:x="14.7cm" svg:y="22.4cm">
          <draw:text-box>
            <text:p>(1,n)</text:p>
          </draw:text-box>
        </draw:frame>
        <draw:frame draw:style-name="gr13" draw:text-style-name="P4" draw:layer="layout" svg:width="1.806cm" svg:height="0.962cm" svg:x="13.6cm" svg:y="13.4cm">
          <draw:text-box>
            <text:p>(1,1)</text:p>
          </draw:text-box>
        </draw:frame>
        <draw:frame draw:style-name="gr13" draw:text-style-name="P4" draw:layer="layout" svg:width="1.806cm" svg:height="0.962cm" svg:x="10.7cm" svg:y="14.6cm">
          <draw:text-box>
            <text:p>(1: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6T10:03:33.408000000</meta:creation-date>
    <meta:editing-duration>PT1S</meta:editing-duration>
    <meta:editing-cycles>2</meta:editing-cycles>
    <meta:generator>LibreOffice/6.1.0.3$Windows_X86_64 LibreOffice_project/efb621ed25068d70781dc026f7e9c5187a4decd1</meta:generator>
    <dc:date>2020-11-06T10:13:43.724000000</dc:date>
    <meta:document-statistic meta:object-count="70"/>
  </office:meta>
</office:document-meta>
</file>